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f0f6e" officeooo:paragraph-rsid="000f0f6e"/>
    </style:style>
    <style:style style:name="P2" style:family="paragraph" style:parent-style-name="Standard">
      <style:text-properties fo:font-weight="bold" officeooo:rsid="000f0f6e" officeooo:paragraph-rsid="000f0f6e" style:font-weight-asian="bold" style:font-weight-complex="bold"/>
    </style:style>
    <style:style style:name="P3" style:family="paragraph" style:parent-style-name="Header">
      <style:text-properties officeooo:rsid="000f0f6e" officeooo:paragraph-rsid="000f0f6e"/>
    </style:style>
    <style:style style:name="T1" style:family="text">
      <style:text-properties fo:font-weight="normal" style:font-weight-asian="normal" style:font-weight-complex="normal"/>
    </style:style>
    <style:style style:name="T2" style:family="text">
      <style:text-properties officeooo:rsid="0010ef8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Notes on </text:span>The Book of Heliodamus</text:p>
      <text:p text:style-name="P1"/>
      <text:p text:style-name="P1">The mythical Book of Heliodamus is said to be one of the foundational texts of the Helioptic belief system. <text:s/>Although parts of it are used in Helioptic liturgy and ceremony, the book itself is said to be "occluded", available only in part to "registered" leaders, and will be revealed in full only in "the time of the Day Star", whatever that means.</text:p>
      <text:p text:style-name="P1"/>
      <text:p text:style-name="P1">From what is know, the test is largely anti-sentient, mysogynistic, partriarchal and pro-slavery in tone. It promotes both ideological and religious persecution, and calls for a variety of penalties up to and including murdering of "apostates, idolators, atheists, and all creatures of the night". </text:p>
      <text:p text:style-name="P1"/>
      <text:p text:style-name="P1">Despite its admonitions against killing fellow Heliops, it offers a wide variety of capital offenses for "non-believers", women and non-human or mixed sentients. </text:p>
      <text:p text:style-name="P1"/>
      <text:p text:style-name="P1">There is an element of rebel ideology in the texts, with sections depicting a struggle of the "righteous" against a "dark time" characterized by warlordism and horrifically destructive warfare and "abominations against nature", the latter described mainly in terms of various ecological and biological catastrophes. </text:p>
      <text:p text:style-name="P1"/>
      <text:p text:style-name="P1">The texts also allude to, but do not specify, a set of religious belief systems that could be understood, in a general sense, to be precursor forms of monotheism, all of which were "corrected" by locating the "home" of a centralized/universalized godhead in the "Day Star", that is, in the "Sun" at the center of the planet's solar system. </text:p>
      <text:p text:style-name="P1"/>
      <text:p text:style-name="P1">From a behavioral perspective, the texts focus on submission to the Helioiptic authorities as the "registered" agents of the Sun-God, <text:span text:style-name="T2">and emboldens those who "submit", in overt militant tones, as the "guardians of the world" and so forth. <text:s/>Although there is a millernarian tone to it, with some prophetic aspects regarding a "cleansing" and a "transition" to come, the Book does not explicitly offer the kind of after-life common to the "ancient" and "incorrect" monotheisms, vesting "reward" instead in a much more communal and social vision of "the world to come" which is understood to be a physical one.</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0f6e" officeooo:paragraph-rsid="000f0f6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Saskantinon Materials</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4T12:42:13.630959996</meta:creation-date>
    <dc:date>2020-02-24T13:00:32.974942870</dc:date>
    <meta:editing-duration>PT5M19S</meta:editing-duration>
    <meta:editing-cycles>1</meta:editing-cycles>
    <meta:document-statistic meta:table-count="0" meta:image-count="0" meta:object-count="0" meta:page-count="1" meta:paragraph-count="9" meta:word-count="341" meta:character-count="2125" meta:non-whitespace-character-count="1787"/>
    <meta:generator>LibreOffice/6.0.7.3$Linux_X86_64 LibreOffice_project/00m0$Build-3</meta:generator>
  </office:meta>
</office:document-meta>
</file>